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Sans" svg:font-family="Sans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meta Aspect Programming Tutorial</text:p>
      <text:h text:style-name="Heading_20_1" text:outline-level="1"><text:a xlink:type="simple" xlink:href="../../help/KermetaAspectsTutorial1.html">Introduction</text:a></text:h>
      <text:h text:style-name="Heading_20_1" text:outline-level="1"><text:a xlink:type="simple" xlink:href="../../help/KermetaAspectsTutorial2.html">The UML to FSM transformation sample</text:a></text:h>
      <text:h text:style-name="Heading_20_1" text:outline-level="1"><text:a xlink:type="simple" xlink:href="../../help/KermetaAspectsTutorial3.html">Legal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Sans" svg:font-family="Sans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fo:background-color="transparent">
        <style:background-image/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2-07T11:14:37</meta:creation-date>
    <dc:creator>Vincent Mahe</dc:creator>
    <dc:date>2007-12-07T17:20:20</dc:date>
    <dc:language>fr-FR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2" meta:character-count="88"/>
  </office:meta>
</office:document-meta>
</file>